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officeooo:rsid="00141b02" officeooo:paragraph-rsid="00141b02" fo:background-color="#ffff0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language="en" fo:country="US" officeooo:rsid="0015c83a" officeooo:paragraph-rsid="0015c83a" fo:background-color="#ffff0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language="en" fo:country="US" officeooo:rsid="00162d8f" officeooo:paragraph-rsid="00162d8f" fo:background-color="#ffff00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15pt" fo:language="en" fo:country="US" officeooo:rsid="00141b02" officeooo:paragraph-rsid="00141b02" fo:background-color="transparen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language="en" fo:country="US" officeooo:rsid="00162d8f" officeooo:paragraph-rsid="00162d8f" fo:background-color="transparent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5pt" fo:language="en" fo:country="US" officeooo:rsid="00141b02" officeooo:paragraph-rsid="00141b02" fo:background-color="transparent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fo:language="en" fo:country="US" officeooo:rsid="00162d8f" officeooo:paragraph-rsid="00162d8f" fo:background-color="transparent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22pt" fo:language="en" fo:country="US" officeooo:rsid="0016b566" officeooo:paragraph-rsid="0016b566" fo:background-color="#ffff00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fo:language="uk" fo:country="UA" officeooo:rsid="0016bcd8" officeooo:paragraph-rsid="0016bcd8" fo:background-color="#ffff00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officeooo:rsid="0016b566" officeooo:paragraph-rsid="0016b566" fo:background-color="transparen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uk" fo:country="UA" officeooo:rsid="0016bcd8" officeooo:paragraph-rsid="0016bcd8" fo:background-color="transparen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</text:p>
      <text:p text:style-name="P6"><text:tab/>Наприклад, один кубит можна записати до двох бітів інформації Шеннона використовуючи надщільне кодування, а система з n кубитів може використовуватися для кодування 2n чисел, що застосовується, наприклад, в квантовому машинному навчанні.</text:p>
      <text:p text:style-name="P4"><text:tab/>Однак варто враховувати, що експоненційне збільшення простору станів системи не обов'язково призводить до експоненційного зростання обчислювальної потужності у зв'язку зі складністю кодування та зчитування інформації.</text:p>
      <text:p text:style-name="P2">7</text:p>
      <text:p text:style-name="P4">При вимірі стану кубіту можна лише одне з його власних станов. Імовірності отримати кожне з них рівні відповідно <text:s/>$|A|^{2} $і$ <text:s/>|B|^{2}$. Як правило, при вимірі стан кубіту незворотно руйнується, чого не відбувається при вимірі класичного біта.</text:p>
      <text:p text:style-name="P4"/>
      <text:p text:style-name="P3">8</text:p>
      <text:p text:style-name="P5"><text:tab/>По суті, такий кубит — це просто коливальний контур, який вивчають у школі: конденсатор, котушка індуктивності, в ньому струм і напруга чинять коливання. Щоб одержати кубит, потрібно додати ще нелінійний елемент – так званий джозефсонівський контакт.</text:p>
      <text:p text:style-name="P5"/>
      <text:p text:style-name="P5"><text:tab/>Виявляється, якщо ви візьмете цей контур і охолодите до дуже низьких температур, то побачите, що ці коливання <text:span text:style-name="T1">про</text:span>являють квантові властивості, <text:span text:style-name="T2">але необхідна температура зазвичай хоча б сотні мілікельвінів</text:span>. Причому, на відміну від атомів та іонів, тут доводиться охолоджувати вже велику штуку, і для цього потрібен справжній великий холодильник, який справді у найглибшій стадії охолодження має температуру, дуже близьку до абсолютного нуля.</text:p>
      <text:p text:style-name="P5"/>
      <text:p text:style-name="P8">10</text:p>
      <text:p text:style-name="P10">Надпровідні кубіти реалізуються шляхом поміщення струму без опору в стан суперпозиції за допомогою мікрохвильового сигналу, коли він коливається навколо петлі ланцюга. Ця реалізація кубіта є найпоширенішою та є основною метою універсальних квантових комп’ютерів IBM і Google.</text:p>
      <text:p text:style-name="P10"/>
      <text:p text:style-name="P9">11</text:p>
      <text:p text:style-name="P11">Квантові комп’ютери з іонною пасткою працюють, захоплюючи іони (заряджені атоми) за допомогою електричних полів і утримуючи їх на місці, а самий зовнішній електрон, що обертається навколо ядра, може бути переведений у різні стани та використаний як кубіт.</text:p>
      <text:p text:style-name="P1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2T17:40:09.353000000</dc:date>
    <meta:editing-duration>PT2H29M49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12" meta:word-count="265" meta:character-count="1929" meta:non-whitespace-character-count="1668"/>
  </office:meta>
</office:document-meta>
</file>